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Franklin Gothic Book" svg:font-family="Franklin Gothic Book"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anklin Gothic Medium" svg:font-family="Franklin Gothic Medium" style:font-family-generic="swiss" style:font-pitch="variable" svg:panose-1="2 11 6 3 2 1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in"/>
    </style:style>
    <style:style style:name="TableColumn3" style:family="table-column">
      <style:table-column-properties style:column-width="1.9583in"/>
    </style:style>
    <style:style style:name="Table1" style:family="table" style:master-page-name="MPF0">
      <style:table-properties style:width="2.9583in" fo:margin-left="0in" table:align="left"/>
    </style:style>
    <style:style style:name="TableRow4" style:family="table-row">
      <style:table-row-properties style:min-row-height="1in"/>
    </style:style>
    <style:style style:name="TableCell5" style:family="table-cell">
      <style:table-cell-properties fo:border-top="none" fo:border-left="none" fo:border-bottom="none" fo:border-right="0.0069in solid #FFFFFF" fo:background-color="#76923C" fo:padding-top="0in" fo:padding-left="0.075in" fo:padding-bottom="0in" fo:padding-right="0.075in"/>
    </style:style>
    <style:style style:name="P6" style:parent-style-name="Normal" style:family="paragraph">
      <style:paragraph-properties fo:break-before="page"/>
    </style:style>
    <style:style style:name="TableCell7" style:family="table-cell">
      <style:table-cell-properties fo:border-top="none" fo:border-left="0.0069in solid #FFFFFF" fo:border-bottom="none" fo:border-right="none" fo:background-color="#76923C" style:vertical-align="bottom" fo:padding-top="0in" fo:padding-left="0.075in" fo:padding-bottom="0in" fo:padding-right="0.075in"/>
    </style:style>
    <style:style style:name="T8" style:parent-style-name="Policepardéfaut" style:family="text">
      <style:text-properties style:font-name="Franklin Gothic Medium" fo:font-weight="bold" style:font-weight-asian="bold" style:font-weight-complex="bold" fo:color="#FFFFFF" fo:font-size="36pt" style:font-size-asian="36pt" style:font-size-complex="36pt"/>
    </style:style>
    <style:style style:name="TableRow9" style:family="table-row">
      <style:table-row-properties style:min-row-height="2in"/>
    </style:style>
    <style:style style:name="TableCell10" style:family="table-cell">
      <style:table-cell-properties fo:border-top="none" fo:border-left="none" fo:border-bottom="none" fo:border-right="0.0069in solid #000000" fo:padding-top="0in" fo:padding-left="0.075in" fo:padding-bottom="0in" fo:padding-right="0.075in"/>
    </style:style>
    <style:style style:name="P11" style:parent-style-name="Normal" style:family="paragraph">
      <style:text-properties style:font-name="Calibri" fo:color="#9BBB59"/>
    </style:style>
    <style:style style:name="TableCell12" style:family="table-cell">
      <style:table-cell-properties fo:border-top="none" fo:border-left="0.0069in solid #000000" fo:border-bottom="none" fo:border-right="none" style:vertical-align="middle" fo:padding-top="0in" fo:padding-left="0.075in" fo:padding-bottom="0in" fo:padding-right="0.075in"/>
    </style:style>
    <style:style style:name="P13" style:parent-style-name="Sansinterligne" style:family="paragraph">
      <style:text-properties style:font-name="Calibri" fo:color="#9BBB59"/>
    </style:style>
    <style:style style:name="P14" style:parent-style-name="Sansinterligne" style:family="paragraph">
      <style:text-properties style:font-name="Calibri" fo:color="#9BBB59"/>
    </style:style>
    <style:style style:name="T15" style:parent-style-name="Policepardéfaut" style:family="text">
      <style:text-properties style:font-name="Calibri" fo:color="#9BBB59"/>
    </style:style>
    <style:style style:name="T16" style:parent-style-name="Policepardéfaut" style:family="text">
      <style:text-properties style:font-name="Calibri" fo:color="#9BBB59" fo:language="en" fo:country="US"/>
    </style:style>
    <style:style style:name="P17" style:parent-style-name="Sansinterligne" style:family="paragraph">
      <style:text-properties style:font-name="Calibri" fo:color="#9BBB59"/>
    </style:style>
    <style:style style:name="P18" style:parent-style-name="Normal" style:family="paragraph">
      <style:paragraph-properties style:text-autospace="none"/>
      <style:text-properties style:font-name="Calibri" style:font-name-complex="Calibri" fo:language="en"/>
    </style:style>
    <style:style style:name="P19" style:parent-style-name="Normal" style:family="paragraph">
      <style:paragraph-properties style:text-autospace="none" fo:text-align="center"/>
      <style:text-properties style:font-name="Calibri" style:font-name-complex="Calibri" fo:language="en"/>
    </style:style>
    <style:style style:name="P20" style:parent-style-name="Normal" style:family="paragraph">
      <style:paragraph-properties style:text-autospace="none" fo:text-align="center"/>
      <style:text-properties style:font-name="Calibri" style:font-name-complex="Calibri" fo:language="en"/>
    </style:style>
    <style:style style:name="TableColumn22" style:family="table-column">
      <style:table-column-properties style:column-width="6.6819in"/>
    </style:style>
    <style:style style:name="Table21" style:family="table">
      <style:table-properties style:width="6.6819in" style:rel-width="100%" fo:margin-left="0in" table:align="left"/>
    </style:style>
    <style:style style:name="TableRow23" style:family="table-row">
      <style:table-row-properties/>
    </style:style>
    <style:style style:name="TableCell24" style:family="table-cell">
      <style:table-cell-properties fo:border="none" fo:padding-top="0in" fo:padding-left="0.075in" fo:padding-bottom="0in" fo:padding-right="0.075in"/>
    </style:style>
    <style:style style:name="T25" style:parent-style-name="Policepardéfaut" style:family="text">
      <style:text-properties fo:font-weight="bold" style:font-weight-asian="bold" style:font-weight-complex="bold" fo:text-transform="uppercase" fo:color="#9BBB59" fo:font-size="36pt" style:font-size-asian="36pt" style:font-size-complex="36pt"/>
    </style:style>
    <style:style style:name="T26" style:parent-style-name="Policepardéfaut" style:family="text">
      <style:text-properties fo:font-weight="bold" style:font-weight-asian="bold" style:font-weight-complex="bold" fo:text-transform="uppercase" fo:font-size="28pt" style:font-size-asian="28pt" style:font-size-complex="28pt"/>
    </style:style>
    <style:style style:name="T27" style:parent-style-name="Policepardéfaut" style:family="text">
      <style:text-properties fo:font-weight="bold" style:font-weight-asian="bold" style:font-weight-complex="bold" fo:text-transform="uppercase" fo:color="#9BBB59" fo:font-size="36pt" style:font-size-asian="36pt" style:font-size-complex="36pt"/>
    </style:style>
    <style:style style:name="TableRow28" style:family="table-row">
      <style:table-row-properties/>
    </style:style>
    <style:style style:name="TableCell29" style:family="table-cell">
      <style:table-cell-properties fo:border="none" fo:padding-top="0in" fo:padding-left="0.075in" fo:padding-bottom="0in" fo:padding-right="0.075in"/>
    </style:style>
    <style:style style:name="T30" style:parent-style-name="Policepardéfaut" style:family="text">
      <style:text-properties fo:color="#FFFFFF" fo:language="en" fo:country="US"/>
    </style:style>
    <style:style style:name="P31" style:parent-style-name="Normal" style:family="paragraph">
      <style:paragraph-properties style:text-autospace="none" fo:text-align="center"/>
      <style:text-properties style:font-name="Calibri" style:font-name-complex="Calibri" fo:language="en"/>
    </style:style>
    <style:style style:name="P32" style:parent-style-name="Normal" style:family="paragraph">
      <style:paragraph-properties style:text-autospace="none" fo:text-align="center"/>
      <style:text-properties style:font-name="Calibri" style:font-name-complex="Calibri" fo:language="en"/>
    </style:style>
    <style:style style:name="P33" style:parent-style-name="Normal" style:family="paragraph">
      <style:paragraph-properties style:text-autospace="none" fo:text-align="center"/>
      <style:text-properties style:font-name="Calibri" style:font-name-complex="Calibri" fo:language="en"/>
    </style:style>
    <style:style style:name="P34" style:parent-style-name="Normal" style:family="paragraph">
      <style:paragraph-properties style:text-autospace="none" fo:text-align="center"/>
      <style:text-properties style:font-name="Calibri" style:font-name-complex="Calibri" fo:language="en"/>
    </style:style>
    <style:style style:name="P35" style:parent-style-name="Normal" style:family="paragraph">
      <style:paragraph-properties style:text-autospace="none" fo:text-align="center"/>
      <style:text-properties style:font-name="Calibri" style:font-name-complex="Calibri" fo:language="en"/>
    </style:style>
    <style:style style:name="P36" style:parent-style-name="Normal" style:family="paragraph">
      <style:paragraph-properties style:text-autospace="none" fo:text-align="center"/>
      <style:text-properties style:font-name="Calibri" style:font-name-complex="Calibri" fo:language="en"/>
    </style:style>
    <style:style style:name="P37" style:parent-style-name="Normal" style:family="paragraph">
      <style:paragraph-properties style:text-autospace="none" fo:text-align="center"/>
      <style:text-properties style:font-name="Calibri" style:font-name-complex="Calibri" fo:language="en"/>
    </style:style>
    <style:style style:name="P38" style:parent-style-name="Normal" style:family="paragraph">
      <style:paragraph-properties style:text-autospace="none" fo:text-align="center"/>
      <style:text-properties style:font-name="Calibri" style:font-name-complex="Calibri" fo:language="en"/>
    </style:style>
    <style:style style:name="P39" style:parent-style-name="Normal" style:family="paragraph">
      <style:paragraph-properties style:text-autospace="none"/>
      <style:text-properties style:font-name="Calibri" style:font-name-complex="Calibri" fo:language="en"/>
    </style:style>
    <style:style style:name="P40" style:parent-style-name="Normal" style:family="paragraph">
      <style:paragraph-properties style:text-autospace="none" fo:text-align="center"/>
      <style:text-properties style:font-name="Calibri" style:font-name-complex="Calibri" fo:language="en"/>
    </style:style>
    <style:style style:name="P41" style:parent-style-name="Normal" style:family="paragraph">
      <style:paragraph-properties style:text-autospace="none" fo:text-align="end"/>
      <style:text-properties style:font-name="Calibri" style:font-name-complex="Calibri" fo:font-size="18pt" style:font-size-asian="18pt" style:font-size-complex="18pt" fo:language="en" fo:country="US"/>
    </style:style>
    <style:style style:name="P42" style:parent-style-name="Normal" style:family="paragraph">
      <style:paragraph-properties style:text-autospace="none" fo:text-align="center"/>
      <style:text-properties style:font-name="Calibri" style:font-name-complex="Calibri" fo:font-size="18pt" style:font-size-asian="18pt" style:font-size-complex="18pt" fo:language="en" fo:country="US"/>
    </style:style>
    <style:style style:name="P43" style:parent-style-name="Normal" style:family="paragraph">
      <style:paragraph-properties style:text-autospace="none" fo:text-align="center"/>
      <style:text-properties style:font-name="Calibri" style:font-name-complex="Calibri" style:font-style-complex="italic" fo:color="#4F6228" fo:font-size="36pt" style:font-size-asian="36pt" style:font-size-complex="36pt" style:text-underline-type="single" style:text-underline-style="solid" style:text-underline-width="auto" style:text-underline-mode="continuous" fo:language="en" fo:country="US"/>
    </style:style>
    <style:style style:name="P44" style:parent-style-name="Normal" style:family="paragraph">
      <style:paragraph-properties style:text-autospace="none" fo:text-align="center"/>
      <style:text-properties style:font-name="Calibri" style:font-name-complex="Calibri" fo:font-style="italic" style:font-style-asian="italic" style:font-style-complex="italic" fo:color="#76923C" fo:font-size="20pt" style:font-size-asian="20pt" style:font-size-complex="20pt" fo:language="en" fo:country="US"/>
    </style:style>
    <style:style style:name="P45" style:parent-style-name="Normal" style:family="paragraph">
      <style:paragraph-properties style:text-autospace="none" fo:text-align="center"/>
      <style:text-properties style:font-name="Calibri" style:font-name-complex="Calibri" fo:font-style="italic" style:font-style-asian="italic" style:font-style-complex="italic" fo:color="#76923C" fo:font-size="20pt" style:font-size-asian="20pt" style:font-size-complex="20pt" fo:language="en" fo:country="US"/>
    </style:style>
    <style:style style:name="P46"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fo:country="US"/>
    </style:style>
    <style:style style:name="P47"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fo:country="US"/>
    </style:style>
    <style:style style:name="P48"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49"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50"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51"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52"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53" style:parent-style-name="Normal" style:family="paragraph">
      <style:paragraph-properties style:text-autospace="none"/>
      <style:text-properties style:font-name="Calibri" style:font-name-complex="Calibri" fo:color="#365F91" fo:font-size="16pt" style:font-size-asian="16pt" style:font-size-complex="16pt" fo:language="en"/>
    </style:style>
    <style:style style:name="P54" style:parent-style-name="Normal" style:family="paragraph">
      <style:paragraph-properties style:text-autospace="none"/>
      <style:text-properties style:font-name="Calibri" style:font-name-complex="Calibri" fo:language="en"/>
    </style:style>
    <style:style style:name="P55" style:parent-style-name="Normal" style:family="paragraph">
      <style:paragraph-properties style:text-autospace="none"/>
      <style:text-properties style:font-name="Calibri" style:font-name-complex="Calibri" fo:language="en"/>
    </style:style>
    <style:style style:name="P56" style:parent-style-name="Normal" style:family="paragraph">
      <style:paragraph-properties style:text-autospace="none"/>
      <style:text-properties style:font-name="Calibri" style:font-name-complex="Calibri" fo:language="en"/>
    </style:style>
    <style:style style:name="P57" style:parent-style-name="Normal" style:family="paragraph">
      <style:paragraph-properties style:text-autospace="none"/>
      <style:text-properties style:font-name="Calibri" style:font-name-complex="Calibri" fo:language="en"/>
    </style:style>
    <style:style style:name="P58" style:parent-style-name="Normal" style:family="paragraph">
      <style:paragraph-properties style:text-autospace="none"/>
      <style:text-properties style:font-name="Calibri" style:font-name-complex="Calibri" fo:language="en"/>
    </style:style>
    <style:style style:name="P59" style:parent-style-name="Normal" style:family="paragraph">
      <style:paragraph-properties style:text-autospace="none"/>
      <style:text-properties style:font-name="Calibri" style:font-name-complex="Calibri" fo:language="en"/>
    </style:style>
    <style:style style:name="P60"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61" style:parent-style-name="Normal" style:family="paragraph">
      <style:paragraph-properties style:text-autospace="none"/>
      <style:text-properties style:font-name="Calibri" style:font-name-complex="Calibri" style:font-style-complex="italic" fo:color="#4F6228" fo:font-size="22pt" style:font-size-asian="22pt" style:font-size-complex="22pt" fo:language="en"/>
    </style:style>
    <style:style style:name="P62"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63"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64"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65"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66"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67"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68" style:parent-style-name="Normal" style:family="paragraph">
      <style:paragraph-properties style:text-autospace="none"/>
      <style:text-properties style:font-name="Calibri" style:font-name-complex="Calibri" style:font-style-complex="italic" fo:color="#4F6228" fo:font-size="22pt" style:font-size-asian="22pt" style:font-size-complex="22pt" fo:language="en"/>
    </style:style>
    <style:style style:name="P69"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70"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71"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72"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73"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74"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75" style:parent-style-name="Normal" style:family="paragraph">
      <style:paragraph-properties style:text-autospace="none" fo:text-align="justify" fo:margin-bottom="0in" fo:line-height="100%"/>
      <style:text-properties style:font-name="Cambria" style:font-name-complex="Cambria" fo:color="#4A442A" fo:font-size="14pt" style:font-size-asian="14pt" style:font-size-complex="14pt" fo:language="en"/>
    </style:style>
    <style:style style:name="P76" style:parent-style-name="Normal" style:family="paragraph">
      <style:paragraph-properties style:text-autospace="none"/>
      <style:text-properties style:font-name="Calibri" style:font-name-complex="Calibri" fo:language="en"/>
    </style:style>
    <style:style style:name="P77" style:parent-style-name="Normal" style:family="paragraph">
      <style:paragraph-properties style:text-autospace="none"/>
      <style:text-properties style:font-name="Calibri" style:font-name-complex="Calibri" fo:language="en"/>
    </style:style>
    <style:style style:name="P78"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79" style:parent-style-name="Normal" style:family="paragraph">
      <style:paragraph-properties style:text-autospace="none" fo:text-indent="0.4916in"/>
      <style:text-properties style:font-name="Cambria" style:font-name-complex="Cambria" fo:color="#4A442A" fo:font-size="14pt" style:font-size-asian="14pt" style:font-size-complex="14pt" fo:language="en"/>
    </style:style>
    <style:style style:name="P80" style:parent-style-name="Normal" style:family="paragraph">
      <style:paragraph-properties style:text-autospace="none" fo:text-indent="0.4916in"/>
      <style:text-properties style:font-name="Cambria" style:font-name-complex="Cambria" fo:color="#4A442A" fo:font-size="14pt" style:font-size-asian="14pt" style:font-size-complex="14pt" fo:language="en"/>
    </style:style>
    <style:style style:name="P81" style:parent-style-name="Normal" style:family="paragraph">
      <style:paragraph-properties style:text-autospace="none" fo:text-indent="0.4916in"/>
      <style:text-properties style:font-name="Cambria" style:font-name-complex="Cambria" fo:color="#4A442A" fo:font-size="14pt" style:font-size-asian="14pt" style:font-size-complex="14pt" fo:language="en"/>
    </style:style>
    <style:style style:name="P82" style:parent-style-name="Normal" style:family="paragraph">
      <style:paragraph-properties style:text-autospace="none" fo:text-indent="0.4916in"/>
      <style:text-properties style:font-name="Cambria" style:font-name-complex="Cambria" fo:color="#4A442A" fo:font-size="14pt" style:font-size-asian="14pt" style:font-size-complex="14pt" fo:language="en"/>
    </style:style>
    <style:style style:name="P83" style:parent-style-name="Normal" style:family="paragraph">
      <style:paragraph-properties style:text-autospace="none" fo:text-indent="0.4916in"/>
      <style:text-properties style:font-name="Cambria" style:font-name-complex="Cambria" fo:color="#4A442A" fo:font-size="14pt" style:font-size-asian="14pt" style:font-size-complex="14pt" fo:language="en"/>
    </style:style>
    <style:style style:name="P84" style:parent-style-name="Normal" style:family="paragraph">
      <style:paragraph-properties style:text-autospace="none" fo:text-indent="0.4916in"/>
      <style:text-properties style:font-name="Cambria" style:font-name-complex="Cambria" fo:color="#4A442A" fo:font-size="14pt" style:font-size-asian="14pt" style:font-size-complex="14pt" fo:language="en"/>
    </style:style>
    <style:style style:name="P85"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86" style:parent-style-name="Normal" style:family="paragraph">
      <style:paragraph-properties style:text-autospace="none"/>
      <style:text-properties style:font-name="Calibri" style:font-name-complex="Calibri" style:font-style-complex="italic" fo:color="#4F6228" fo:font-size="22pt" style:font-size-asian="22pt" style:font-size-complex="22pt" style:text-underline-type="single" style:text-underline-style="solid" style:text-underline-width="auto" style:text-underline-mode="continuous" fo:language="en"/>
    </style:style>
    <style:style style:name="P87" style:parent-style-name="Normal" style:family="paragraph">
      <style:paragraph-properties style:text-autospace="none" fo:text-indent="0.4916in"/>
      <style:text-properties style:font-name="Cambria" style:font-name-complex="Cambria" fo:color="#4A442A" fo:font-size="14pt" style:font-size-asian="14pt" style:font-size-complex="14pt" fo:language="en"/>
    </style:style>
    <style:style style:name="P88" style:parent-style-name="Normal" style:family="paragraph">
      <style:paragraph-properties style:text-autospace="none" fo:text-indent="0.4916in"/>
    </style:style>
    <style:style style:name="T89" style:parent-style-name="Policepardéfaut" style:family="text">
      <style:text-properties style:font-name="Cambria" style:font-name-complex="Cambria" fo:color="#4A442A" fo:font-size="14pt" style:font-size-asian="14pt" style:font-size-complex="14pt" fo:language="en"/>
    </style:style>
    <style:style style:name="T90" style:parent-style-name="Policepardéfaut" style:family="text">
      <style:text-properties style:font-name="Cambria" style:font-name-complex="Cambria" fo:color="#4A442A" fo:font-size="14pt" style:font-size-asian="14pt" style:font-size-complex="14pt" fo:language="en"/>
    </style:style>
    <style:style style:name="T91" style:parent-style-name="Policepardéfaut" style:family="text">
      <style:text-properties style:font-name="Cambria" style:font-name-complex="Cambria" fo:color="#4A442A" fo:font-size="14pt" style:font-size-asian="14pt" style:font-size-complex="14pt" fo:language="en"/>
    </style:style>
    <style:style style:name="T92" style:parent-style-name="Policepardéfaut" style:family="text">
      <style:text-properties style:font-name="Cambria" style:font-name-complex="Cambria" fo:color="#4A442A" fo:font-size="14pt" style:font-size-asian="14pt" style:font-size-complex="14pt" fo:language="en"/>
    </style:style>
    <style:style style:name="T93" style:parent-style-name="Policepardéfaut" style:family="text">
      <style:text-properties style:font-name="Cambria" style:font-name-complex="Cambria" fo:color="#4A442A" fo:font-size="14pt" style:font-size-asian="14pt" style:font-size-complex="14pt" fo:language="en"/>
    </style:style>
    <style:style style:name="T94" style:parent-style-name="Policepardéfaut" style:family="text">
      <style:text-properties style:font-name="Cambria" style:font-name-complex="Cambria" fo:color="#4A442A" fo:font-size="14pt" style:font-size-asian="14pt" style:font-size-complex="14pt" fo:language="en"/>
    </style:style>
    <style:style style:name="T95" style:parent-style-name="Policepardéfaut" style:family="text">
      <style:text-properties style:font-name="Cambria" style:font-name-complex="Cambria" fo:color="#4A442A" fo:font-size="14pt" style:font-size-asian="14pt" style:font-size-complex="14pt" fo:language="en"/>
    </style:style>
    <style:style style:name="T96" style:parent-style-name="Policepardéfaut" style:family="text">
      <style:text-properties style:font-name="Cambria" style:font-name-complex="Cambria" fo:color="#4A442A" fo:font-size="14pt" style:font-size-asian="14pt" style:font-size-complex="14pt" fo:language="en"/>
    </style:style>
    <style:style style:name="T97" style:parent-style-name="Policepardéfaut" style:family="text">
      <style:text-properties style:font-name="Cambria" style:font-name-complex="Cambria" fo:color="#4A442A" fo:font-size="14pt" style:font-size-asian="14pt" style:font-size-complex="14pt" fo:language="en"/>
    </style:style>
    <style:style style:name="T98" style:parent-style-name="Policepardéfaut" style:family="text">
      <style:text-properties style:font-name="Cambria" style:font-name-complex="Cambria" fo:color="#4A442A" fo:font-size="14pt" style:font-size-asian="14pt" style:font-size-complex="14pt" fo:language="en"/>
    </style:style>
    <style:style style:name="T99" style:parent-style-name="Policepardéfaut" style:family="text">
      <style:text-properties style:font-name="Cambria" style:font-name-complex="Cambria" fo:color="#4A442A" fo:font-size="14pt" style:font-size-asian="14pt" style:font-size-complex="14pt" fo:language="en"/>
    </style:style>
    <style:style style:name="T100" style:parent-style-name="Policepardéfaut" style:family="text">
      <style:text-properties style:font-name="Cambria" style:font-name-complex="Cambria" fo:color="#4A442A" fo:font-size="14pt" style:font-size-asian="14pt" style:font-size-complex="14pt" fo:language="en"/>
    </style:style>
    <style:style style:name="T101" style:parent-style-name="Policepardéfaut" style:family="text">
      <style:text-properties style:font-name="Cambria" style:font-name-complex="Cambria" fo:color="#4A442A" fo:font-size="14pt" style:font-size-asian="14pt" style:font-size-complex="14pt" fo:language="e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7">
            <text:p text:style-name="Sansinterligne"><text:span text:style-name="T8">Mururoa</text:span></text:p>
          </table:table-cell>
        </table:table-row>
        <table:table-row table:style-name="TableRow9">
          <table:table-cell table:style-name="TableCell10">
            <text:p text:style-name="P11"/>
          </table:table-cell>
          <table:table-cell table:style-name="TableCell12">
            <text:p text:style-name="P13">04-05-2013</text:p>
            <text:p text:style-name="P14"/>
            <text:p text:style-name="Sansinterligne"><text:span text:style-name="T15">Author : Riviè</text:span><text:span text:style-name="T16">re Romain</text:span></text:p>
            <text:p text:style-name="P17"/>
          </table:table-cell>
        </table:table-row>
      </table:table>
      <text:p text:style-name="P18"/>
      <text:p text:style-name="P19"/>
      <text:p text:style-name="P20"/>
      <table:table table:style-name="Table21">
        <table:table-columns>
          <table:table-column table:style-name="TableColumn22"/>
        </table:table-columns>
        <table:table-row table:style-name="TableRow23">
          <table:table-cell table:style-name="TableCell24">
            <text:p text:style-name="Sansinterligne"><text:span text:style-name="T25">[</text:span><text:span text:style-name="T26">Specifications</text:span><text:span text:style-name="T27">]</text:span></text:p>
          </table:table-cell>
        </table:table-row>
        <table:table-row table:style-name="TableRow28">
          <table:table-cell table:style-name="TableCell29">
            <text:p text:style-name="Sansinterligne"><text:span text:style-name="T30">Project Mururoa – Game Design and Implementation</text:span></text:p>
          </table:table-cell>
        </table:table-row>
      </table:table>
      <text:p text:style-name="P31"/>
      <text:p text:style-name="P32"/>
      <text:p text:style-name="P33"/>
      <text:p text:style-name="P34"/>
      <text:p text:style-name="P35"/>
      <text:p text:style-name="P36"/>
      <text:p text:style-name="P37"/>
      <text:p text:style-name="P38"/>
      <text:p text:style-name="P39"/>
      <text:p text:style-name="P40"/>
      <text:p text:style-name="P41">Fernandez Baptiste<text:line-break/>Rivière Romain</text:p>
      <text:p text:style-name="P42"/>
      <text:p text:style-name="P43">Table of<text:s/>contents</text:p>
      <text:p text:style-name="P44"/>
      <text:p text:style-name="P45"/>
      <text:p text:style-name="P46">I Introduction</text:p>
      <text:p text:style-name="P47"/>
      <text:p text:style-name="P48">II Presentation</text:p>
      <text:p text:style-name="P49"/>
      <text:p text:style-name="P50">III Game Detail</text:p>
      <text:p text:style-name="P51"/>
      <text:p text:style-name="P52">IV Map Generator</text:p>
      <text:p text:style-name="P53"/>
      <text:p text:style-name="P54"/>
      <text:p text:style-name="P55"/>
      <text:p text:style-name="P56"/>
      <text:p text:style-name="P57"/>
      <text:p text:style-name="P58"/>
      <text:p text:style-name="P59"/>
      <text:soft-page-break/>
      <text:p text:style-name="P60">I Introduction</text:p>
      <text:p text:style-name="P61"/>
      <text:p text:style-name="P62"><text:tab/>This document describes the general elements which define our project. It will include question like “What is the game?” and “What is the objective?”.<text:s/></text:p>
      <text:p text:style-name="P63"/>
      <text:p text:style-name="P64"/>
      <text:p text:style-name="P65"/>
      <text:p text:style-name="P66"/>
      <text:p text:style-name="P67">II Presentation</text:p>
      <text:p text:style-name="P68"/>
      <text:p text:style-name="P69"><text:tab/>Mururoa is a role play game for computer. It only contains a single player mode. The objective is to obtain creature and to raise them to the maximum level (which is 200). <text:s/>This game is composed by two modes.<text:s/></text:p>
      <text:p text:style-name="P70"/>
      <text:p text:style-name="P71"><text:tab/>In the first one, the user can move his character with directional key. By discovering the world, the user will have to do some quests. A player can have 6<text:s/>creatures with him. He can obtain new creature by visiting wild area. New creatures are stocked in bank.</text:p>
      <text:p text:style-name="P72"/>
      <text:p text:style-name="P73"><text:tab/>The second mode is the fight. A fight opposes the user and a NPC. Each player controls one creature. Each creature has 4 specific skills and a passive. Skill has a cooldown, a cast time and a power. At the beginning, each skill is under cooldown. When<text:s/>a creature has 0 life points his master has to summon another creature. If every creatures are KO, the player loose the fight. A document named “List of creature” describes every creature (name, point of life and skills).</text:p>
      <text:p text:style-name="P74"/>
      <text:p text:style-name="P75"><text:tab/>If his creatures ar injuried, the<text:s/>user can go to the<text:s/>computer to heal them. By pressing “H”, help window is showed. It lists every input. By pressing “Enter”, the menu window is showed. It allow user to save the game, see his creature<text:s/>and change their order.</text:p>
      <text:p text:style-name="P76"/>
      <text:p text:style-name="P77"/>
      <text:soft-page-break/>
      <text:p text:style-name="P78">III Game Detail<text:line-break/></text:p>
      <text:p text:style-name="P79">The map is composed by blocks, each of those elements have an interaction with the player.</text:p>
      <text:p text:style-name="P80">There are walkable blocks like grass-blocks, way-blocks, dirt-blocks. Some other blocks are obstacles, like tree-blocks, rock-blocks, wall-blocks, fence-blocks. There is a third and a last type of blocks called transfer-blocks, it allow the user to change his current map, for example; when a player walk across a door, a new map is loaded.</text:p>
      <text:p text:style-name="P81">The map contains also NPC, which can<text:s/>be talked to by the player.<text:line-break/>Some NPCs are masters so at the end of theirs<text:s/>dialog, fight mode is launched.<text:line-break/>After<text:s/>pressing spacebar, the<text:s/>fight begins<text:s/>and the<text:s/>player has<text:s/>to launch<text:s/>the different<text:s/><text:s/>skills of his creature when they are available.</text:p>
      <text:p text:style-name="P82"/>
      <text:p text:style-name="P83"/>
      <text:p text:style-name="P84"/>
      <text:p text:style-name="P85"/>
      <text:p text:style-name="P86">IV Map Generator</text:p>
      <text:p text:style-name="P87"/>
      <text:p text:style-name="P88"><text:span text:style-name="T89">The map generator is divided into 5 steps.</text:span><text:span text:style-name="T90"><text:line-break/></text:span><text:span text:style-name="T91">During the first one, the user should name his new map.</text:span><text:span text:style-name="T92"><text:line-break/></text:span><text:span text:style-name="T93">The second and the third one</text:span><text:span text:style-name="T94"><text:s/>describe the map’s width and height.</text:span><text:span text:style-name="T95"><text:line-break/></text:span><text:span text:style-name="T96">The fourth one consists into fill the map with different elements by clicking them on the right part of the screen.</text:span><text:span text:style-name="T97"><text:line-break/></text:span><text:span text:style-name="T98">In the last step, the creator has to place NPCs</text:span><text:span text:style-name="T99"><text:s/>by entering theirs information</text:span><text:span text:style-name="T100">. (pos X, pos Y, name,<text:s/></text:span><text:span text:style-name="T101">dialog, creatures li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Franklin Gothic Book" svg:font-family="Franklin Gothic Book"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anklin Gothic Medium" svg:font-family="Franklin Gothic Medium" style:font-family-generic="swiss" style:font-pitch="variable" svg:panose-1="2 11 6 3 2 1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Franklin Gothic Book" style:font-name-asian="Franklin Gothic Boo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pecifications</dc:title>
    <meta:initial-creator>Author : Rivière Romain</meta:initial-creator>
    <dc:creator>FiBoot</dc:creator>
    <meta:creation-date>2013-04-05T07:50:00Z</meta:creation-date>
    <dc:date>2013-05-16T06:20:00Z</dc:date>
    <meta:template xlink:href="Normal" xlink:type="simple"/>
    <meta:editing-cycles>7</meta:editing-cycles>
    <meta:editing-duration>PT4020S</meta:editing-duration>
    <meta:document-statistic meta:page-count="4" meta:paragraph-count="5" meta:word-count="433" meta:character-count="2811" meta:row-count="19" meta:non-whitespace-character-count="2383"/>
  </office:meta>
</office:document-meta>
</file>